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edReadWriteLock.KeyedReadWrite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edReadWriteLock.toLock( @ NonNullable KeyedWeakReference &lt; K , ReadWriteLock &gt; ref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KeyedReadWriteLock.readLock( @ NonNullable final K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KeyedReadWriteLock.tryNewLock( @ NonNullable final K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KeyedReadWriteLock.createRWLock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KeyedReadWriteLock.getExistingLock( @ NonNullable final K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eyedReadWriteLock.KeyedReadWriteLock( @ NonNullable Class &lt; ? extends ReadWriteLock &gt; rwl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edReadWriteLock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KeyedReadWriteLock.readWriteLock( @ NonNullable final K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KeyedReadWriteLock.writeLock( @ NonNullable final K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